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>
        <style:tab-stops>
          <style:tab-stop style:type="left" style:position="0.6333in"/>
        </style:tab-stops>
      </style:paragraph-properties>
    </style:style>
    <style:style style:name="P13" style:parent-style-name="Normal" style:family="paragraph">
      <style:paragraph-properties fo:text-align="center">
        <style:tab-stops>
          <style:tab-stop style:type="left" style:position="0.6333in"/>
        </style:tab-stops>
      </style:paragraph-properties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0" text:anchor-type="as-char" svg:x="0in" svg:y="0in" svg:width="2.7in" svg:height="2.025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><draw:frame draw:style-name="a1" draw:name="Image 6" text:anchor-type="as-char" svg:x="0in" svg:y="0in" svg:width="2.79167in" svg:height="1.95833in" style:rel-width="scale" style:rel-height="scale"><draw:image xlink:href="media/image2.png" xlink:type="simple" xlink:show="embed" xlink:actuate="onLoad"/><svg:title/><svg:desc/></draw:frame></text:p>
      <text:p text:style-name="P5"><draw:frame draw:z-index="251658240" draw:style-name="a2" draw:name="Image 8" text:anchor-type="paragraph" svg:x="0in" svg:y="0.06667in" svg:width="2.34167in" svg:height="2.34167in" style:rel-width="scale" style:rel-height="scale"><draw:image xlink:href="media/image3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draw:style-name="a3" draw:name="Image 12" text:anchor-type="as-char" svg:x="0in" svg:y="0in" svg:width="2.34167in" svg:height="2.34167in" style:rel-width="scale" style:rel-height="scale"><draw:image xlink:href="media/image4.jpeg" xlink:type="simple" xlink:show="embed" xlink:actuate="onLoad"/><svg:title/><svg:desc/></draw:frame></text:p>
      <text:soft-page-break/>
      <text:p text:style-name="P14"><draw:frame draw:style-name="a4" draw:name="Image 13" text:anchor-type="as-char" svg:x="0in" svg:y="0in" svg:width="2.86667in" svg:height="1.90833in" style:rel-width="scale" style:rel-height="scale"><draw:image xlink:href="media/image5.jpeg" xlink:type="simple" xlink:show="embed" xlink:actuate="onLoad"/><svg:title/><svg:desc/></draw:frame><text:line-break/></text:p>
      <text:p text:style-name="P15">Logo <text:s/>pour le site<draw:frame draw:style-name="a5" draw:name="Image 11" text:anchor-type="as-char" svg:x="0in" svg:y="0in" svg:width="5in" svg:height="1.0916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Khaled</meta:initial-creator>
    <dc:creator>ahmed Khaled</dc:creator>
    <meta:creation-date>2020-04-14T14:59:00Z</meta:creation-date>
    <dc:date>2020-04-14T15:04:00Z</dc:date>
    <meta:template xlink:href="Normal" xlink:type="simple"/>
    <meta:editing-cycles>1</meta:editing-cycles>
    <meta:editing-duration>PT300S</meta:editing-duration>
    <meta:document-statistic meta:page-count="2" meta:paragraph-count="1" meta:word-count="6" meta:character-count="39" meta:row-count="1" meta:non-whitespace-character-count="34"/>
  </office:meta>
</office:document-meta>
</file>